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b5579" officeooo:paragraph-rsid="000b557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b5579" officeooo:paragraph-rsid="000b557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b8b8a" officeooo:paragraph-rsid="000b8b8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c19d5" officeooo:paragraph-rsid="000c19d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c91a7" officeooo:paragraph-rsid="000c91a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c91a7" officeooo:paragraph-rsid="000cdd0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cdd05" officeooo:paragraph-rsid="000cdd05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d08c4" officeooo:paragraph-rsid="000d08c4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b5579" officeooo:paragraph-rsid="000b557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b8b8a" officeooo:paragraph-rsid="000b8b8a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c19d5" officeooo:paragraph-rsid="000c19d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c19d5" officeooo:paragraph-rsid="000c91a7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c91a7" officeooo:paragraph-rsid="000c91a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cdd05" officeooo:paragraph-rsid="000cdd0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0d08c4" officeooo:paragraph-rsid="000d08c4" style:font-weight-asian="normal" style:font-weight-complex="normal"/>
    </style:style>
    <style:style style:name="P16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fo:font-weight="normal" officeooo:rsid="000b8b8a" officeooo:paragraph-rsid="000b8b8a" style:font-weight-asian="normal" style:font-weight-complex="normal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0b8b8a" officeooo:paragraph-rsid="000b8b8a" style:font-weight-asian="normal" style:font-weight-complex="normal"/>
    </style:style>
    <style:style style:name="T1" style:family="text">
      <style:text-properties officeooo:rsid="000b8b8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19d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b8b8a" style:font-weight-asian="normal" style:font-weight-complex="normal"/>
    </style:style>
    <style:style style:name="T6" style:family="text">
      <style:text-properties fo:font-weight="normal" officeooo:rsid="000c91a7" style:font-weight-asian="normal" style:font-weight-complex="normal"/>
    </style:style>
    <style:style style:name="T7" style:family="text">
      <style:text-properties fo:font-weight="normal" officeooo:rsid="000d08c4" style:font-weight-asian="normal" style:font-weight-complex="normal"/>
    </style:style>
    <style:style style:name="T8" style:family="text">
      <style:text-properties fo:font-weight="normal" officeooo:rsid="000eb1a9" style:font-weight-asian="normal" style:font-weight-complex="normal"/>
    </style:style>
    <style:style style:name="T9" style:family="text">
      <style:text-properties officeooo:rsid="000c91a7"/>
    </style:style>
    <style:style style:name="T10" style:family="text">
      <style:text-properties officeooo:rsid="000cdd05"/>
    </style:style>
    <style:style style:name="T11" style:family="text">
      <style:text-properties officeooo:rsid="000d08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59P Project Proposal</text:p>
      <text:p text:style-name="P1">Carmelo Lattuca</text:p>
      <text:p text:style-name="P1">POS – Point of Sale</text:p>
      <text:p text:style-name="P9"/>
      <text:p text:style-name="P2">Purpose:</text:p>
      <text:p text:style-name="P9">The purpose if this web site is to provide small retailers an on line POS system. The application will provide web pages to manage store inventory, customers, users <text:span text:style-name="T11">and capture sale transactions</text:span>. <text:span text:style-name="T1">The web site will also provide a sales table which provides the store owner a list of total sales made with the system.</text:span></text:p>
      <text:p text:style-name="P9"/>
      <text:p text:style-name="P3">MySQL Tables:</text:p>
      <text:p text:style-name="P10"/>
      <text:p text:style-name="P3">Inventor<text:span text:style-name="T11">ies</text:span> <text:span text:style-name="T3">Table</text:span></text:p>
      <text:p text:style-name="P10">id<text:tab/><text:tab/><text:tab/>id unsigned not null auto_increment primary key</text:p>
      <text:p text:style-name="P10">product_upc<text:tab/><text:tab/>integer - UPC code of the product</text:p>
      <text:p text:style-name="P10">product_desc<text:tab/><text:tab/>tinytext – short description of the product</text:p>
      <text:p text:style-name="P10">product_notes<text:tab/><text:tab/>longtext – specific notes about a product</text:p>
      <text:p text:style-name="P10">category<text:tab/><text:tab/>tinytext - <text:s/>this specifics the product category, for example:</text:p>
      <text:p text:style-name="P16"><text:span text:style-name="T2">Food products</text:span> — typically require cold storage facilities.</text:p>
      <text:p text:style-name="P16">H<text:span text:style-name="T2">ard goods or durable goods</text:span> — automobiles, appliances, electronics, furniture, sporting goods, lumber, etc., and parts for them. Goods that do not quickly wear out and provide utility over time.</text:p>
      <text:p text:style-name="P16"><text:span text:style-name="T2">Soft goods or consumables</text:span> — clothing, other fabrics, footwear, cosmetics, medicines and stationery. Goods that are consumed after one use or have a limited period (typically under three years) in which you may use them.</text:p>
      <text:p text:style-name="P16"><text:span text:style-name="T2">Arts </text:span>— Contemporary art galleries, Bookstores, Handicrafts, Musical instruments, Gift shops, and supplies for them.</text:p>
      <text:p text:style-name="P17">qty<text:tab/><text:tab/><text:tab/>integer – the number of product in stock. This field is decremented whenever a <text:tab/><text:tab/><text:tab/><text:tab/>sale is completed.</text:p>
      <text:p text:style-name="P10"><text:span text:style-name="T3">p</text:span>rice <text:tab/><text:tab/><text:tab/><text:span text:style-name="T3">float – this is the selling price of the product</text:span></text:p>
      <text:p text:style-name="P11">cost<text:tab/><text:tab/><text:tab/>float – this is the cost of the product for the retailers</text:p>
      <text:p text:style-name="P11">last_update<text:tab/><text:tab/>timestamp – provides date and time when the last time record was updated by <text:tab/><text:tab/><text:tab/><text:tab/>user. The format is YYYY-MM-DD HH:MM:SS.</text:p>
      <text:p text:style-name="P11">available<text:tab/><text:tab/>boolean – is this product available or unavailable</text:p>
      <text:p text:style-name="P4"/>
      <text:p text:style-name="P4">User<text:span text:style-name="T11">s</text:span> Table</text:p>
      <text:p text:style-name="P11"/>
      <text:p text:style-name="P11">id<text:tab/><text:tab/><text:tab/><text:span text:style-name="T1">i</text:span>nt<text:span text:style-name="T1"> unsigned not null auto_increment primary key</text:span></text:p>
      <text:p text:style-name="P11">first<text:tab/><text:tab/><text:tab/>tinytext – first name</text:p>
      <text:p text:style-name="P11">last<text:tab/><text:tab/><text:tab/>tinytext – last name</text:p>
      <text:p text:style-name="P11">email<text:tab/><text:tab/><text:tab/>tinytext – user's email address, also used to login into the system</text:p>
      <text:p text:style-name="P12">password<text:tab/><text:tab/><text:span text:style-name="T9">tinetext – user's password, password will be encrypted</text:span></text:p>
      <text:p text:style-name="P12"><text:span text:style-name="T9">last_update</text:span><text:tab/><text:tab/>timestamp – provides date and time when the last time record was updated by <text:tab/><text:tab/><text:tab/><text:tab/>user. The format is YYYY-MM-DD HH:MM:SS.</text:p>
      <text:p text:style-name="P5">Customer<text:span text:style-name="T11">s</text:span> Table</text:p>
      <text:p text:style-name="P5"/>
      <text:p text:style-name="P13">id<text:tab/><text:tab/><text:tab/><text:span text:style-name="T1">int unsigned not null auto_increment primary key, </text:span>will also be used as customer <text:tab/><text:tab/><text:tab/><text:tab/>number.</text:p>
      <text:p text:style-name="P13">name<text:tab/><text:tab/><text:tab/>tinytext – customer name</text:p>
      <text:p text:style-name="P13"><text:soft-page-break/>phone<text:tab/><text:tab/><text:tab/>tinytext – customer phone number</text:p>
      <text:p text:style-name="P13">email<text:tab/><text:tab/><text:tab/>tinytext – customer's email address. This will be s unique key <text:s/>used to lookup <text:tab/><text:tab/><text:tab/><text:tab/>customer's information.</text:p>
      <text:p text:style-name="P14">state_code<text:tab/><text:tab/><text:tab/>tinytex – customer's state, used to calculate sales tax if any.</text:p>
      <text:p text:style-name="P12"><text:span text:style-name="T9">last_update</text:span><text:tab/><text:tab/>timestamp – provides date and time when the last time record was updated by <text:tab/><text:tab/><text:tab/><text:tab/>user. The format is YYYY-MM-DD HH:MM:SS.</text:p>
      <text:p text:style-name="P12"/>
      <text:p text:style-name="P5">Sale <text:span text:style-name="T10">Transactions</text:span> Table</text:p>
      <text:p text:style-name="P5"><text:span text:style-name="T4"/></text:p>
      <text:p text:style-name="P5"><text:span text:style-name="T4">id<text:tab/><text:tab/><text:tab/></text:span><text:span text:style-name="T5">id unsigned not null auto_increment primary key</text:span></text:p>
      <text:p text:style-name="P5"><text:span text:style-name="T4">customer_id<text:tab/><text:tab/></text:span><text:span text:style-name="T5">id unsigned – </text:span><text:span text:style-name="T4">this is a foreign key into customer table. If the value is 0, customer <text:tab/><text:tab/><text:tab/>was not registered at time of sale.</text:span></text:p>
      <text:p text:style-name="P13">inventory_id<text:tab/><text:tab/>id unsigned - this is a foreign key into inventory table. This is a mandatory field.</text:p>
      <text:p text:style-name="P13">user_id<text:tab/><text:tab/><text:tab/>id unsigned - this is a foreign key into user table to identify who made the sale. <text:tab/><text:tab/><text:tab/><text:tab/>This is a mandatory field.</text:p>
      <text:p text:style-name="P14">price<text:tab/><text:tab/><text:tab/><text:span text:style-name="T3">float – this is the selling price of the product </text:span>at time of sale</text:p>
      <text:p text:style-name="P14">transaction_date<text:tab/><text:span text:style-name="T3">timestamp – provides date and time when the last time record was updated by <text:tab/><text:tab/><text:tab/><text:tab/>user. The format is YYYY-MM-DD HH:MM:SS.</text:span></text:p>
      <text:p text:style-name="P14"/>
      <text:p text:style-name="P7">Sale<text:span text:style-name="T11">s</text:span> Table</text:p>
      <text:p text:style-name="P7"/>
      <text:p text:style-name="P6"><text:span text:style-name="T4">id<text:tab/><text:tab/><text:tab/></text:span><text:span text:style-name="T5">id unsigned not null auto_increment primary key.</text:span></text:p>
      <text:p text:style-name="P7"><text:span text:style-name="T5">s</text:span><text:span text:style-name="T4">ale_transaction_id<text:tab/></text:span><text:span text:style-name="T5">id unsigned – </text:span><text:span text:style-name="T6">this is a foreign key into </text:span><text:span text:style-name="T7">sale transactions</text:span><text:span text:style-name="T6"> table. </text:span></text:p>
      <text:p text:style-name="P7"><text:span text:style-name="T4">payment_type<text:tab/><text:tab/>tinytext – This is how the customer paid <text:s/></text:span><text:span text:style-name="T8">the sale. </text:span><text:span text:style-name="T4">The values are <text:s/>credit card, <text:tab/><text:tab/><text:tab/><text:tab/>atm, cash, or check.</text:span></text:p>
      <text:p text:style-name="P7"><text:span text:style-name="T4">total_amount<text:tab/><text:tab/>float – this is the total of the sale transactions includes includes sales tax.</text:span></text:p>
      <text:p text:style-name="P14">sale<text:span text:style-name="T4">_date<text:tab/><text:tab/></text:span><text:span text:style-name="T3">timestamp – provides date and time when the last time record was updated by <text:tab/><text:tab/><text:tab/><text:tab/>user. The format is YYYY-MM-DD HH:MM:SS.</text:span></text:p>
      <text:p text:style-name="P14"/>
      <text:p text:style-name="P8">Web Pages:</text:p>
      <text:p text:style-name="P15"/>
      <text:p text:style-name="P15">Login Page:</text:p>
      <text:p text:style-name="P15">Page to enable the user to login to POS system</text:p>
      <text:p text:style-name="P15"/>
      <text:p text:style-name="P15">Inventory Page:</text:p>
      <text:p text:style-name="P15">Page enables user to update the inventory.</text:p>
      <text:p text:style-name="P15"/>
      <text:p text:style-name="P15">POS page:</text:p>
      <text:p text:style-name="P15">Page to capture to perform the POS. This page enables the user to enter the product_upc codes of product purchased, enable to enter customer information and record all the products sold in the Sale Transaction table. </text:p>
      <text:p text:style-name="P15"/>
      <text:p text:style-name="P15">Complete Sale Page.</text:p>
      <text:p text:style-name="P15">Page to accept customer payment, record transactions and sale into the sale transactions and sales tables.</text:p>
      <text:p text:style-name="P15"/>
      <text:p text:style-name="P15">User Page:</text:p>
      <text:p text:style-name="P15">Page to enter a user in the users table</text:p>
      <text:p text:style-name="P15"/>
      <text:p text:style-name="P15"><text:soft-page-break/>Customer Page:</text:p>
      <text:p text:style-name="P15">Page to enter customer in the customers table.</text:p>
      <text:p text:style-name="P15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1T05:52:53.287831828</meta:creation-date>
    <dc:date>2015-10-11T07:31:18.377130040</dc:date>
    <meta:editing-duration>PT43M27S</meta:editing-duration>
    <meta:editing-cycles>4</meta:editing-cycles>
    <meta:generator>LibreOffice/4.4.2.2$Linux_X86_64 LibreOffice_project/40m0$Build-2</meta:generator>
    <meta:document-statistic meta:table-count="0" meta:image-count="0" meta:object-count="0" meta:page-count="3" meta:paragraph-count="61" meta:word-count="676" meta:character-count="4314" meta:non-whitespace-character-count="3572"/>
  </office:meta>
</office:document-meta>
</file>